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415577101033503583"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7414792004364323155"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3045312246549038517"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3175444114450486681"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6410691649513290866"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2030542283623726624" text:style-name="L6">
        <text:list-item>
          <text:list>
            <text:list-header>
              <text:p text:style-name="P75"><text:span text:style-name="T1">Warm up:</text:span> 0.2 mile jog and rest 2 minutes</text:p>
              <text:p text:style-name="P75"><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d time up ever)</text:p>
      <text:p text:style-name="P18">Pace for round trip: 9:22/mile (fasted round trip pace ever)</text:p>
      <text:p text:style-name="P18"/>
      <text:p text:style-name="P10">In the last week: 36.35 miles</text:p>
      <text:p text:style-name="P18"><text:soft-page-break/><text:s/>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7T09:10:12.08</dc:date>
    <dc:creator>James Lombardi</dc:creator>
    <meta:editing-duration>P5DT12H27M18S</meta:editing-duration>
    <meta:editing-cycles>483</meta:editing-cycles>
    <meta:generator>OpenOffice/4.1.2$Win32 OpenOffice.org_project/412m3$Build-9782</meta:generator>
    <meta:document-statistic meta:table-count="0" meta:image-count="0" meta:object-count="0" meta:page-count="61" meta:paragraph-count="1669" meta:word-count="18482" meta:character-count="92306"/>
  </office:meta>
</office:document-meta>
</file>